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ext-properties officeooo:rsid="004d9fd4" officeooo:paragraph-rsid="004d9fd4"/>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0"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1"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5508b" officeooo:paragraph-rsid="0045508b"/>
    </style:style>
    <style:style style:name="P22"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3"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4"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5"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26"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27"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28"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29"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0"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5a9430"/>
    </style:style>
    <style:style style:name="P31"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2"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3" style:family="paragraph" style:parent-style-name="Illustration">
      <style:paragraph-properties fo:text-align="center" style:justify-single-word="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2">
      <style:text-properties officeooo:rsid="002789fc" officeooo:paragraph-rsid="002789fc"/>
    </style:style>
    <style:style style:name="P37" style:family="paragraph" style:parent-style-name="Heading_20_2">
      <style:text-properties officeooo:rsid="00291567" officeooo:paragraph-rsid="00291567"/>
    </style:style>
    <style:style style:name="P38" style:family="paragraph" style:parent-style-name="Heading_20_2">
      <style:text-properties officeooo:rsid="002c34db" officeooo:paragraph-rsid="002c34db"/>
    </style:style>
    <style:style style:name="P39" style:family="paragraph" style:parent-style-name="Heading_20_2">
      <style:text-properties officeooo:rsid="002ea5d2" officeooo:paragraph-rsid="002ea5d2"/>
    </style:style>
    <style:style style:name="P40" style:family="paragraph" style:parent-style-name="Heading_20_2">
      <style:text-properties officeooo:rsid="002fb341" officeooo:paragraph-rsid="002fb341"/>
    </style:style>
    <style:style style:name="P41" style:family="paragraph" style:parent-style-name="Heading_20_2">
      <style:text-properties officeooo:rsid="00ca3848" officeooo:paragraph-rsid="00ca3848"/>
    </style:style>
    <style:style style:name="P42"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2a6e94"/>
    </style:style>
    <style:style style:name="P43"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2a6e94"/>
    </style:style>
    <style:style style:name="P44"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2a6e94"/>
    </style:style>
    <style:style style:name="P45"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46"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47"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48" style:family="paragraph" style:parent-style-name="Heading_20_1">
      <style:paragraph-properties>
        <style:tab-stops>
          <style:tab-stop style:position="1.61cm"/>
        </style:tab-stops>
      </style:paragraph-properties>
      <style:text-properties officeooo:rsid="002c34db" officeooo:paragraph-rsid="002c34db"/>
    </style:style>
    <style:style style:name="P49" style:family="paragraph" style:parent-style-name="Heading_20_1">
      <style:paragraph-properties>
        <style:tab-stops>
          <style:tab-stop style:position="1.699cm"/>
        </style:tab-stops>
      </style:paragraph-properties>
      <style:text-properties officeooo:rsid="002cafa1" officeooo:paragraph-rsid="002cafa1"/>
    </style:style>
    <style:style style:name="P50" style:family="paragraph" style:parent-style-name="Heading_20_1">
      <style:paragraph-properties>
        <style:tab-stops>
          <style:tab-stop style:position="1.699cm"/>
        </style:tab-stops>
      </style:paragraph-properties>
      <style:text-properties officeooo:rsid="002fb198" officeooo:paragraph-rsid="002fb198"/>
    </style:style>
    <style:style style:name="P51" style:family="paragraph" style:parent-style-name="Heading_20_1">
      <style:paragraph-properties>
        <style:tab-stops>
          <style:tab-stop style:position="1.61cm"/>
        </style:tab-stops>
      </style:paragraph-properties>
      <style:text-properties officeooo:paragraph-rsid="00c8ea21"/>
    </style:style>
    <style:style style:name="P52"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53"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54"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55"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56"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695c2a"/>
    </style:style>
    <style:style style:name="P57"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75716d" officeooo:paragraph-rsid="0075716d"/>
    </style:style>
    <style:style style:name="P58"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5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60" style:family="paragraph" style:parent-style-name="Text_20_body">
      <style:paragraph-properties>
        <style:tab-stops>
          <style:tab-stop style:position="1.61cm"/>
        </style:tab-stops>
      </style:paragraph-properties>
      <style:text-properties officeooo:paragraph-rsid="00c8ea21"/>
    </style:style>
    <style:style style:name="P61" style:family="paragraph" style:parent-style-name="Text_20_body">
      <style:text-properties officeooo:paragraph-rsid="00ca3848"/>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officeooo:rsid="003a27a8" style:font-size-asian="12pt" style:font-size-complex="12pt"/>
    </style:style>
    <style:style style:name="T18" style:family="text">
      <style:text-properties style:font-name="Liberation Serif" fo:font-size="12pt" officeooo:rsid="003bf9cb" style:font-size-asian="12pt" style:font-size-complex="12pt"/>
    </style:style>
    <style:style style:name="T19" style:family="text">
      <style:text-properties officeooo:rsid="003e931d"/>
    </style:style>
    <style:style style:name="T20" style:family="text">
      <style:text-properties officeooo:rsid="003ebef3"/>
    </style:style>
    <style:style style:name="T21" style:family="text">
      <style:text-properties officeooo:rsid="0053167d"/>
    </style:style>
    <style:style style:name="T22" style:family="text">
      <style:text-properties officeooo:rsid="00538ce8"/>
    </style:style>
    <style:style style:name="T23" style:family="text">
      <style:text-properties fo:font-size="11pt" officeooo:rsid="005a9430" style:font-size-asian="9.60000038146973pt" style:font-size-complex="11pt"/>
    </style:style>
    <style:style style:name="T24" style:family="text">
      <style:text-properties fo:font-size="11pt" officeooo:rsid="005c1ade" style:font-size-asian="9.60000038146973pt" style:font-size-complex="11pt"/>
    </style:style>
    <style:style style:name="T25" style:family="text">
      <style:text-properties fo:font-size="11pt" officeooo:rsid="005d63e4" style:font-size-asian="9.60000038146973pt" style:font-size-complex="11pt"/>
    </style:style>
    <style:style style:name="T26" style:family="text">
      <style:text-properties fo:font-size="11pt" officeooo:rsid="005f0a31" style:font-size-asian="9.60000038146973pt" style:font-size-complex="11pt"/>
    </style:style>
    <style:style style:name="T27" style:family="text">
      <style:text-properties fo:font-size="11pt" officeooo:rsid="0061cd5f" style:font-size-asian="9.60000038146973pt" style:font-size-complex="11pt"/>
    </style:style>
    <style:style style:name="T28" style:family="text">
      <style:text-properties fo:font-size="11pt" officeooo:rsid="00622dc5" style:font-size-asian="9.60000038146973pt" style:font-size-complex="11pt"/>
    </style:style>
    <style:style style:name="T29" style:family="text">
      <style:text-properties officeooo:rsid="0064b955"/>
    </style:style>
    <style:style style:name="T30" style:family="text">
      <style:text-properties officeooo:rsid="0067b5df"/>
    </style:style>
    <style:style style:name="T31" style:family="text">
      <style:text-properties officeooo:rsid="00825cc3"/>
    </style:style>
    <style:style style:name="T32" style:family="text">
      <style:text-properties text:display="none"/>
    </style:style>
    <style:style style:name="T33" style:family="text">
      <style:text-properties officeooo:rsid="00911379"/>
    </style:style>
    <style:style style:name="T34" style:family="text">
      <style:text-properties officeooo:rsid="00a2a27e"/>
    </style:style>
    <style:style style:name="T35" style:family="text">
      <style:text-properties officeooo:rsid="00a5e6d3"/>
    </style:style>
    <style:style style:name="T36" style:family="text">
      <style:text-properties officeooo:rsid="00a8309f"/>
    </style:style>
    <style:style style:name="T37" style:family="text">
      <style:text-properties officeooo:rsid="00aa84a1"/>
    </style:style>
    <style:style style:name="T38" style:family="text">
      <style:text-properties officeooo:rsid="00afb65c"/>
    </style:style>
    <style:style style:name="T39" style:family="text">
      <style:text-properties fo:language="zxx" fo:country="none" style:language-asian="zxx" style:country-asian="none" style:language-complex="zxx" style:country-complex="none"/>
    </style:style>
    <style:style style:name="T40" style:family="text">
      <style:text-properties officeooo:rsid="00b72c1a"/>
    </style:style>
    <style:style style:name="T41" style:family="text">
      <style:text-properties fo:language="en" fo:country="US"/>
    </style:style>
    <style:style style:name="T42" style:family="text">
      <style:text-properties officeooo:rsid="00be8104"/>
    </style:style>
    <style:style style:name="T43" style:family="text">
      <style:text-properties officeooo:rsid="00c848fb"/>
    </style:style>
    <style:style style:name="T44" style:family="text">
      <style:text-properties officeooo:rsid="00c8abef"/>
    </style:style>
    <style:style style:name="T45" style:family="text">
      <style:text-properties officeooo:rsid="00ca384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2611634082" text:style-name="L1">
        <text:list-item>
          <text:p text:style-name="P53">M. Massili KEZZOUL</text:p>
        </text:list-item>
        <text:list-item>
          <text:p text:style-name="P53">M. Chakib ELHOUITI</text:p>
        </text:list-item>
        <text:list-item>
          <text:p text:style-name="P53">Ramzi ZEROUAL</text:p>
        </text:list-item>
        <text:list-item>
          <text:p text:style-name="P53">Belkassim BOUZIDI</text:p>
        </text:list-item>
        <text:list-item>
          <text:p text:style-name="P54">Fei YANG</text:p>
        </text:list-item>
      </text:list>
      <text:p text:style-name="P10"/>
      <text:p text:style-name="P9">Encadrante :</text:p>
      <text:list xml:id="list1623749502" text:style-name="L2">
        <text:list-item>
          <text:p text:style-name="P55">Mme Anne-Muriel Chifolleau</text:p>
        </text:list-item>
      </text:list>
      <text:p text:style-name="P1"/>
      <text:p text:style-name="P1"/>
      <text:p text:style-name="P1">Année : 2018 – 2019</text:p>
      <text:p text:style-name="P31"/>
      <text:p text:style-name="P3"><text:span text:style-name="T5">R</text:span>emerciement<text:span text:style-name="T43">s</text:span></text:p>
      <text:p text:style-name="P32">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203_547842683" text:style-name="Index_20_Link" text:visited-style-name="Index_20_Link"><text:s/>I - Introduction<text:tab/>4</text:a></text:p>
          <text:p text:style-name="P34"><text:a xlink:type="simple" xlink:href="#__RefHeading___Toc205_547842683" text:style-name="Index_20_Link" text:visited-style-name="Index_20_Link"><text:s/>II - Organisation du projet<text:tab/>4</text:a></text:p>
          <text:p text:style-name="P35"><text:a xlink:type="simple" xlink:href="#__RefHeading___Toc207_547842683" text:style-name="Index_20_Link" text:visited-style-name="Index_20_Link"><text:s/>1 <text:s/>Méthodes d’organisation<text:tab/>4</text:a></text:p>
          <text:p text:style-name="P35"><text:a xlink:type="simple" xlink:href="#__RefHeading___Toc209_547842683" text:style-name="Index_20_Link" text:visited-style-name="Index_20_Link"><text:s/>2 <text:s/>Répartition des tâches dans le temps<text:tab/>4</text:a></text:p>
          <text:p text:style-name="P35"><text:a xlink:type="simple" xlink:href="#__RefHeading___Toc217_547842683" text:style-name="Index_20_Link" text:visited-style-name="Index_20_Link"><text:s/>3 <text:s/>Outils de collaboration<text:tab/>5</text:a></text:p>
          <text:p text:style-name="P34"><text:a xlink:type="simple" xlink:href="#__RefHeading___Toc219_547842683" text:style-name="Index_20_Link" text:visited-style-name="Index_20_Link"><text:s/>III - Conception du Moteur de Requêtes<text:tab/>5</text:a></text:p>
          <text:p text:style-name="P35"><text:a xlink:type="simple" xlink:href="#__RefHeading___Toc221_547842683" text:style-name="Index_20_Link" text:visited-style-name="Index_20_Link"><text:s/>1 <text:s/>Chargement des données en mémoire vive<text:tab/>5</text:a></text:p>
          <text:p text:style-name="P35"><text:a xlink:type="simple" xlink:href="#__RefHeading___Toc223_547842683" text:style-name="Index_20_Link" text:visited-style-name="Index_20_Link"><text:s/>2 <text:s/>Traitement des données<text:tab/>6</text:a></text:p>
          <text:p text:style-name="P35"><text:a xlink:type="simple" xlink:href="#__RefHeading___Toc231_547842683" text:style-name="Index_20_Link" text:visited-style-name="Index_20_Link"><text:s/>3 <text:s/>Sortie des données<text:tab/>6</text:a></text:p>
          <text:p text:style-name="P34"><text:a xlink:type="simple" xlink:href="#__RefHeading___Toc233_547842683" text:style-name="Index_20_Link" text:visited-style-name="Index_20_Link"><text:s/>IV - Implémentation du Moteur de requêtes<text:tab/>6</text:a></text:p>
          <text:p text:style-name="P35"><text:a xlink:type="simple" xlink:href="#__RefHeading___Toc235_547842683" text:style-name="Index_20_Link" text:visited-style-name="Index_20_Link"><text:s/>1 <text:s/>Chargement des données<text:tab/>6</text:a></text:p>
          <text:p text:style-name="P35"><text:a xlink:type="simple" xlink:href="#__RefHeading___Toc237_547842683" text:style-name="Index_20_Link" text:visited-style-name="Index_20_Link"><text:s/>2 <text:s/>Traitement des données<text:tab/>6</text:a></text:p>
          <text:p text:style-name="P35"><text:a xlink:type="simple" xlink:href="#__RefHeading___Toc239_547842683" text:style-name="Index_20_Link" text:visited-style-name="Index_20_Link"><text:s/>3 <text:s/>Sortie des données<text:tab/>6</text:a></text:p>
          <text:p text:style-name="P34"><text:a xlink:type="simple" xlink:href="#__RefHeading___Toc241_547842683" text:style-name="Index_20_Link" text:visited-style-name="Index_20_Link"><text:s/>V - Bilan et difficultés rencontrées<text:tab/>6</text:a></text:p>
          <text:p text:style-name="P34"><text:a xlink:type="simple" xlink:href="#__RefHeading___Toc243_547842683" text:style-name="Index_20_Link" text:visited-style-name="Index_20_Link"><text:s/>VI - Conclusion et perspective<text:tab/>6</text:a></text:p>
          <text:p text:style-name="P34"><text:a xlink:type="simple" xlink:href="#__RefHeading___Toc245_547842683" text:style-name="Index_20_Link" text:visited-style-name="Index_20_Link"><text:s/>VII - Annexes<text:tab/>6</text:a></text:p>
          <text:p text:style-name="P35"><text:a xlink:type="simple" xlink:href="#__RefHeading___Toc247_547842683" text:style-name="Index_20_Link" text:visited-style-name="Index_20_Link"><text:s/>1 <text:s/>Diagramme de Gant<text:tab/>6</text:a></text:p>
          <text:p text:style-name="P35"><text:a xlink:type="simple" xlink:href="#__RefHeading___Toc249_547842683" text:style-name="Index_20_Link" text:visited-style-name="Index_20_Link"><text:s/>2 <text:s/>Extraits de code<text:tab/>6</text:a></text:p>
        </text:index-body>
      </text:table-of-content>
      <text:p text:style-name="P5"/>
      <text:h text:style-name="P52" text:outline-level="1"><text:bookmark-start text:name="__RefHeading___Toc203_547842683"/>Présentation du projet<text:bookmark-end text:name="__RefHeading___Toc203_547842683"/></text:h>
      <text:p text:style-name="P19">Dans le cadre du module de projet informatique du second semestre de L2, nous avons mis au point un moteur d’évaluation de requêtes SQL en mémoire vive.</text:p>
      <text:p text:style-name="P19">Les requêtes considérées seront des requêtes simples de la forme : « SELECT … FROM … WHERE … »  sans imbrication.</text:p>
      <text:p text:style-name="P19">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58">Il s’agit principalement de reproduire les fonctionnalités de bases d’<text:span text:style-name="T44">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7"> </text:span><text:span text:style-name="T18">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47" text:outline-level="1"><text:bookmark-start text:name="__RefHeading___Toc205_547842683"/>Organisation du projet<text:bookmark-end text:name="__RefHeading___Toc205_547842683"/></text:h>
      <text:h text:style-name="P36" text:outline-level="2"><text:bookmark-start text:name="__RefHeading___Toc207_547842683"/>Méthodes d’organisation<text:bookmark-end text:name="__RefHeading___Toc207_547842683"/></text:h>
      <text:p text:style-name="P17">Afin de mener <text:span text:style-name="T20">à</text:span> bien le développement du projet, nous avons décidé <text:span text:style-name="T19">de travailler un maximum de temps ensemble et de manière très régulière. Nous nous sommes réunis trois à quatre fois par semaine afin de faire le point sur l’avancement du projet et de définir les objectifs restant à atteindre.</text:span></text:p>
      <text:p text:style-name="P20">Enfin, selon l’état d’avancement du moteur de requêtes, nous réalisons les tâches en retard durant le week-end pour ne pas cumulé d<text:span text:style-name="T29">e</text:span> retard et respecter <text:span text:style-name="T33">l’intégralité</text:span> le cahier des charges.</text:p>
      <text:p text:style-name="P21">Toutes les semaines, nous nous sommes réunis avec notre encadrante, <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37" text:outline-level="2"><text:bookmark-start text:name="__RefHeading___Toc209_547842683"/>Répartition des tâches dans le temps<text:bookmark-end text:name="__RefHeading___Toc209_547842683"/></text:h>
      <text:p text:style-name="P18">Nous avons <text:span text:style-name="T21">découpé la réalisation</text:span> <text:span text:style-name="T30">du</text:span> projet en trois grande <text:span text:style-name="T22">phase.</text:span></text:p>
      <text:h text:style-name="P42" text:outline-level="3"><text:bookmark-start text:name="__RefHeading___Toc211_547842683"/>Phase de modélisation :<text:bookmark-end text:name="__RefHeading___Toc211_547842683"/></text:h>
      <text:p text:style-name="P30"><text:span text:style-name="T23">Durant cette étape, nous nous somme réunis pour définir les fonctionnalités demandés par le projet. Notamment séparer les fonctionnalités important</text:span><text:span text:style-name="T24">s</text:span><text:span text:style-name="T23"> de celle moins importante</text:span><text:span text:style-name="T25">s. </text:span><text:span text:style-name="T26">Nous avons également choisi les outils de travail collaboratif et les principales technologies utilisés, </text:span><text:span text:style-name="T27">ainsi que une première </text:span><text:span text:style-name="T28">modélisation</text:span><text:span text:style-name="T27"> du projet.</text:span></text:p>
      <text:h text:style-name="P43" text:outline-level="3"><text:bookmark-start text:name="__RefHeading___Toc213_547842683"/>Phase de développement :<text:bookmark-end text:name="__RefHeading___Toc213_547842683"/></text:h>
      <text:h text:style-name="P56" text:outline-level="3"><text:bookmark-start text:name="__RefHeading___Toc559_3203636199"/>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text:h>
      <text:h text:style-name="P44" text:outline-level="3"><text:bookmark-start text:name="__RefHeading___Toc215_547842683"/><text:soft-page-break/>Finalisation du projet :<text:bookmark-end text:name="__RefHeading___Toc215_547842683"/></text:h>
      <text:h text:style-name="P57" text:outline-level="3"><text:bookmark-start text:name="__RefHeading___Toc561_3203636199"/>Cette étape a consisté en la réalisation des tests finaux afin de s’assurer que le moteur de requêtes fonctionne en toute circonstance et éventuellement corriger les bogues qui peuvent apparaître.<text:bookmark-end text:name="__RefHeading___Toc561_3203636199"/></text:h>
      <text:h text:style-name="P37" text:outline-level="2"><text:bookmark-start text:name="__RefHeading___Toc217_547842683"/>Outils de collaboration<text:bookmark-end text:name="__RefHeading___Toc217_547842683"/></text:h>
      <text:p text:style-name="P22">Afin de s’organiser, nous avons décider d’utiliser Git au travers du serveur GitLab héberger par le service informatique de la faculté. <text:span text:style-name="T31">En effet le logiciel libre Git a facilité grandement la collaboration entre nous. Le serveur GitLab quant à lui est fourni gratuitement par le service informatique la faculté.</text:span></text:p>
      <text:h text:style-name="P51" text:outline-level="1"><text:span text:style-name="T45">Le langage sql et les bases de données <text:s/>:</text:span></text:h>
      <text:p text:style-name="P60"><text:s text:c="4"/><text:span text:style-name="T45">Le domaine dans le quelle ce situ notre projet est la gestion d’une base de donnée en utilisant le langage SQL . </text:span></text:p>
      <text:h text:style-name="P41" text:outline-level="2" text:is-list-header="true">1 Présentation d’une base de donnée :</text:h>
      <text:p text:style-name="P61"><text:s text:c="2"/></text:p>
      <text:p text:style-name="P60"><text:s text:c="3"/></text:p>
      <text:p text:style-name="P60"/>
      <text:p text:style-name="P60"><text:s text:c="3"/></text:p>
      <text:h text:style-name="P48" text:outline-level="1"><text:bookmark-start text:name="__RefHeading___Toc219_547842683"/>Conception du Moteur de Requêtes<text:bookmark-end text:name="__RefHeading___Toc219_547842683"/></text:h>
      <text:h text:style-name="P38" text:outline-level="2"><text:bookmark-start text:name="__RefHeading___Toc221_547842683"/>Chargement des données en mémoire vive<text:bookmark-end text:name="__RefHeading___Toc221_547842683"/></text:h>
      <text:p text:style-name="P29">Avant toute chose, il faut commencer par charger les données en mémoire. Pour cela il faut commencer par savoir comment stocker efficacement les données pour pouvoir effectuer dessus les traitements demandés par l’utilisateur.</text:p>
      <text:p text:style-name="P23">Pour cela nous avons donc réaliser un diagramme UML schématisant les classes utilisé pour stocker en mémoire l’ensemble des données utilisé pour la requête.</text:p>
      <text:p text:style-name="P23"/>
      <text:p text:style-name="P23"><draw:frame draw:style-name="fr2" draw:name="Cadre2" text:anchor-type="paragraph" svg:width="17cm" draw:z-index="1"><draw:text-box fo:min-height="8.67cm"><text:p text:style-name="P33"><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32"><text:line-break/></text:span>Illustration <text:sequence text:ref-name="refIllustration0" text:name="Illustration" text:formula="ooow:Illustration+1" style:num-format="1">1</text:sequence>: Diagramme de classes <text:span text:style-name="T39">UML</text:span></text:p></draw:text-box></draw:frame><text:soft-page-break/></text:p>
      <text:p text:style-name="P27">La classe principale de notre programme est la classe « Table ». Comme vous le pouvez le voir sur le diagramme UML ci-dessus, la classe est constituée de trois attributs. Une chaîne de caractères dans laquelle <text:span text:style-name="T34">on stock le nom de la table ( i.e : le nom du fichier ). Cette attribut est indispensable pour identifier la table sur laquelle on veux extraire les informations qu’on cherche.</text:span></text:p>
      <text:p text:style-name="P28">On a <text:span text:style-name="T35">aussi pensé a</text:span> modélisé <text:span text:style-name="T35">la</text:span> classe <text:span text:style-name="T35">TabString</text:span>, ainsi que MatriceString <text:span text:style-name="T37">et TabTable</text:span>, pour simplifié l’utilisation des tableau<text:span text:style-name="T35">x</text:span> dynamique<text:span text:style-name="T35">s</text:span>. Ce qui a pour effet de produire du code facilement et cela rend donc <text:span text:style-name="T38">sa lisibilité,</text:span> son utilisation et sa maintenance beaucoup plus facile.</text:p>
      <text:p text:style-name="P24">Le deuxième attribut de notre classe principale <text:span text:style-name="T36">est un tableau de chaînes de caractères dans laquelle chaque case stockera le nom de la colonne concernée. Quant au troisième attribut, c’est une matrice à deux dimension qui se chargera de stocker les valeurs de notre table.</text:span></text:p>
      <text:p text:style-name="P25">Notre programme commencera par <text:span text:style-name="T40">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26">Évidement, avant de stocker une ligne, nous la passons à une fonction qui se chargera de <text:span text:style-name="T41">parser</text:span> cette dernière séparent ainsi les différents attributs <text:span text:style-name="T42">( les attributs étant séparer par des virgule dans le fichier)</text:span>.</text:p>
      <text:h text:style-name="P38" text:outline-level="2"><text:bookmark-start text:name="__RefHeading___Toc223_547842683"/>Traitement des données<text:bookmark-end text:name="__RefHeading___Toc223_547842683"/></text:h>
      <text:h text:style-name="P45" text:outline-level="3"><text:bookmark-start text:name="__RefHeading___Toc225_547842683"/>Sélection :<text:bookmark-end text:name="__RefHeading___Toc225_547842683"/></text:h>
      <text:h text:style-name="P46" text:outline-level="3"><text:bookmark-start text:name="__RefHeading___Toc227_547842683"/>Projection :<text:bookmark-end text:name="__RefHeading___Toc227_547842683"/></text:h>
      <text:h text:style-name="P46" text:outline-level="3"><text:bookmark-start text:name="__RefHeading___Toc229_547842683"/>Jointure :<text:bookmark-end text:name="__RefHeading___Toc229_547842683"/></text:h>
      <text:h text:style-name="P38" text:outline-level="2"><text:bookmark-start text:name="__RefHeading___Toc231_547842683"/>Sortie des données <text:bookmark-end text:name="__RefHeading___Toc231_547842683"/></text:h>
      <text:p text:style-name="P15"/>
      <text:h text:style-name="P49" text:outline-level="1"><text:bookmark-start text:name="__RefHeading___Toc233_547842683"/><text:soft-page-break/>Implémentation du Moteur de requêtes<text:bookmark-end text:name="__RefHeading___Toc233_547842683"/></text:h>
      <text:h text:style-name="P39" text:outline-level="2"><text:bookmark-start text:name="__RefHeading___Toc235_547842683"/>Chargement des données<text:bookmark-end text:name="__RefHeading___Toc235_547842683"/></text:h>
      <text:h text:style-name="P39" text:outline-level="2"><text:bookmark-start text:name="__RefHeading___Toc237_547842683"/>Traitement des données<text:bookmark-end text:name="__RefHeading___Toc237_547842683"/></text:h>
      <text:h text:style-name="P39" text:outline-level="2"><text:bookmark-start text:name="__RefHeading___Toc239_547842683"/>Sortie des données<text:bookmark-end text:name="__RefHeading___Toc239_547842683"/></text:h>
      <text:p text:style-name="P16"/>
      <text:h text:style-name="P50" text:outline-level="1"><text:bookmark-start text:name="__RefHeading___Toc241_547842683"/>Bilan et difficultés rencontrées<text:bookmark-end text:name="__RefHeading___Toc241_547842683"/></text:h>
      <text:h text:style-name="P50" text:outline-level="1"><text:bookmark-start text:name="__RefHeading___Toc243_547842683"/>Conclusion et perspective<text:bookmark-end text:name="__RefHeading___Toc243_547842683"/></text:h>
      <text:h text:style-name="P50" text:outline-level="1"><text:bookmark-start text:name="__RefHeading___Toc245_547842683"/>Annexes<text:bookmark-end text:name="__RefHeading___Toc245_547842683"/></text:h>
      <text:h text:style-name="P40" text:outline-level="2"><text:bookmark-start text:name="__RefHeading___Toc247_547842683"/>Diagramme de Gant<text:bookmark-end text:name="__RefHeading___Toc247_547842683"/></text:h>
      <text:h text:style-name="P40"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9T18:50:46.052371047</dc:date>
    <meta:editing-duration>PT6H42M22S</meta:editing-duration>
    <meta:editing-cycles>163</meta:editing-cycles>
    <meta:generator>LibreOffice/6.0.7.3$Linux_X86_64 LibreOffice_project/00m0$Build-3</meta:generator>
    <meta:document-statistic meta:table-count="0" meta:image-count="1" meta:object-count="0" meta:page-count="7" meta:paragraph-count="87" meta:word-count="1067" meta:character-count="6481" meta:non-whitespace-character-count="5449"/>
  </office:meta>
</office:document-meta>
</file>